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10000025C28031271155747BB.png" manifest:media-type="image/png"/>
  <manifest:file-entry manifest:full-path="Pictures/1000020100000321000000C2DC21E6E500293116.png" manifest:media-type="image/png"/>
  <manifest:file-entry manifest:full-path="Pictures/10000201000003210000025D593B25FDD43989BC.png" manifest:media-type="image/png"/>
  <manifest:file-entry manifest:full-path="Pictures/10000201000003230000015C959D135B22C82199.png" manifest:media-type="image/png"/>
  <manifest:file-entry manifest:full-path="Pictures/1000020100000323000000A611C2FEC7738CA41F.png" manifest:media-type="image/png"/>
  <manifest:file-entry manifest:full-path="Pictures/100002010000036800000246309216231E86C50A.png" manifest:media-type="image/png"/>
  <manifest:file-entry manifest:full-path="Pictures/10000201000003210000025B404C683590F5C85D.png" manifest:media-type="image/png"/>
  <manifest:file-entry manifest:full-path="Pictures/1000020100000322000000BC441A99593A4AD7F1.png" manifest:media-type="image/png"/>
  <manifest:file-entry manifest:full-path="Pictures/1000020100000321000000A891E650DA7ADE3559.png" manifest:media-type="image/png"/>
  <manifest:file-entry manifest:full-path="Pictures/100002010000036800000246EBEA3C4AC2F84F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n1" text:anchor-type="char" svg:width="6.1083in" svg:height="4.0764in" draw:z-index="0"><draw:image xlink:href="Pictures/100002010000036800000246EBEA3C4AC2F84F0B.png" xlink:type="simple" xlink:show="embed" xlink:actuate="onLoad" loext:mime-type="image/png"/></draw:frame><text:s text:c="172"/></text:p>
      <text:p text:style-name="Standard"><draw:frame draw:style-name="fr3" draw:name="Imagen2" text:anchor-type="char" svg:width="6.1736in" svg:height="1.4472in" draw:z-index="1"><draw:image xlink:href="Pictures/1000020100000322000000BC441A99593A4AD7F1.png" xlink:type="simple" xlink:show="embed" xlink:actuate="onLoad" loext:mime-type="image/png"/></draw:frame></text:p>
      <text:p text:style-name="Standard"><draw:frame draw:style-name="fr2" draw:name="Imagen3" text:anchor-type="char" svg:width="6.1028in" svg:height="4.0728in" draw:z-index="2"><draw:image xlink:href="Pictures/100002010000036800000246309216231E86C50A.png" xlink:type="simple" xlink:show="embed" xlink:actuate="onLoad" loext:mime-type="image/png"/></draw:frame></text:p>
      <text:p text:style-name="Standard"><draw:frame draw:style-name="fr1" draw:name="Imagen4" text:anchor-type="char" svg:width="6.6929in" svg:height="2.9in" draw:z-index="3"><draw:image xlink:href="Pictures/10000201000003230000015C959D135B22C82199.png" xlink:type="simple" xlink:show="embed" xlink:actuate="onLoad" loext:mime-type="image/png"/></draw:frame><text:soft-page-break/></text:p>
      <text:p text:style-name="Standard"><draw:frame draw:style-name="fr1" draw:name="Imagen5" text:anchor-type="char" svg:width="6.6929in" svg:height="5.0382in" draw:z-index="4"><draw:image xlink:href="Pictures/10000201000003210000025B404C683590F5C85D.png" xlink:type="simple" xlink:show="embed" xlink:actuate="onLoad" loext:mime-type="image/png"/></draw:frame></text:p>
      <text:p text:style-name="Standard"><draw:frame draw:style-name="fr1" draw:name="Imagen6" text:anchor-type="char" svg:width="6.6929in" svg:height="1.3835in" draw:z-index="5"><draw:image xlink:href="Pictures/1000020100000323000000A611C2FEC7738CA41F.png" xlink:type="simple" xlink:show="embed" xlink:actuate="onLoad" loext:mime-type="image/png"/></draw:frame></text:p>
      <text:p text:style-name="Standard"/>
      <text:p text:style-name="Standard"><draw:frame draw:style-name="fr1" draw:name="Imagen7" text:anchor-type="char" svg:width="6.6929in" svg:height="1.4035in" draw:z-index="6"><draw:image xlink:href="Pictures/1000020100000321000000A891E650DA7ADE3559.png" xlink:type="simple" xlink:show="embed" xlink:actuate="onLoad" loext:mime-type="image/png"/></draw:frame><text:soft-page-break/></text:p>
      <text:p text:style-name="Standard"><draw:frame draw:style-name="fr1" draw:name="Imagen8" text:anchor-type="char" svg:width="6.6929in" svg:height="2.9in" draw:z-index="7"><draw:image xlink:href="Pictures/10000201000003230000015C959D135B22C82199.png" xlink:type="simple" xlink:show="embed" xlink:actuate="onLoad" loext:mime-type="image/png"/></draw:frame></text:p>
      <text:p text:style-name="Standard"><draw:frame draw:style-name="fr1" draw:name="Imagen9" text:anchor-type="char" svg:width="6.6929in" svg:height="5.0547in" draw:z-index="8"><draw:image xlink:href="Pictures/10000201000003210000025D593B25FDD43989BC.png" xlink:type="simple" xlink:show="embed" xlink:actuate="onLoad" loext:mime-type="image/png"/></draw:frame></text:p>
      <text:p text:style-name="Standard"><text:soft-page-break/></text:p>
      <text:p text:style-name="Standard"><draw:frame draw:style-name="fr1" draw:name="Imagen11" text:anchor-type="char" svg:width="6.6929in" svg:height="1.6209in" draw:z-index="9"><draw:image xlink:href="Pictures/1000020100000321000000C2DC21E6E500293116.png" xlink:type="simple" xlink:show="embed" xlink:actuate="onLoad" loext:mime-type="image/png"/></draw:frame></text:p>
      <text:p text:style-name="Standard"><draw:frame draw:style-name="fr1" draw:name="Imagen10" text:anchor-type="char" svg:width="6.6929in" svg:height="5.0465in" draw:z-index="10"><draw:image xlink:href="Pictures/10000201000003210000025C28031271155747B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4T23:33:09.324566882</meta:creation-date>
    <dc:date>2021-05-04T23:40:44.941590650</dc:date>
    <meta:editing-duration>PT7M36S</meta:editing-duration>
    <meta:editing-cycles>1</meta:editing-cycles>
    <meta:generator>LibreOffice/6.4.7.2$Linux_X86_64 LibreOffice_project/40$Build-2</meta:generator>
    <meta:document-statistic meta:table-count="0" meta:image-count="11" meta:object-count="0" meta:page-count="4" meta:paragraph-count="1" meta:word-count="0" meta:character-count="172" meta:non-whitespace-character-count="0"/>
  </office:meta>
</office:document-meta>
</file>